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0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  <style:text-properties fo:color="#ff6600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fo:color="#ff6600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100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 solve exe (asumi q cuando se resuelv se calcula mark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cular mark exe…. Afecta a las demas m?</text:p>
          </table:table-cell>
          <table:table-cell table:number-columns-repeated="1023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Mcours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Subunit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Mexercise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Mquestion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communicate</text:p>
          </table:table-cell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notifications</text:p>
          </table:table-cell>
          <table:table-cell table:style-name="ce3" office:value-type="string" calcext:value-type="string">
            <text:p>Access visible unit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See comparison exes</text:p>
          </table:table-cell>
          <table:table-cell table:style-name="ce3" office:value-type="string" calcext:value-type="string">
            <text:p>Access visible subunit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5"/>
          <table:table-cell table:number-columns-repeated="4" table:style-name="ce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5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View course mark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0:58.148489111</meta:creation-date>
    <dc:date>2017-03-06T22:36:10.777261090</dc:date>
    <meta:editing-duration>PT13M1S</meta:editing-duration>
    <meta:editing-cycles>2</meta:editing-cycles>
    <meta:generator>LibreOffice/5.1.4.2$Linux_X86_64 LibreOffice_project/10m0$Build-2</meta:generator>
    <meta:document-statistic meta:table-count="1" meta:cell-count="63" meta:object-count="0"/>
  </office:meta>
</office:document-meta>
</file>